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Y&quot;" style:apply-style-name="Good" style:base-cell-address="Sheet1.B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Instruction/Feature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ALU test</text:p>
          </table:table-cell>
          <table:table-cell office:value-type="string" calcext:value-type="string">
            <text:p>Integration test</text:p>
          </table:table-cell>
        </table:table-row>
        <table:table-row table:style-name="ro2">
          <table:table-cell office:value-type="string" calcext:value-type="string">
            <text:p>ADD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DDI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NDI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UIPC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Q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BGE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BGEU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BLT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BLTU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BNE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REA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CALL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FENC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L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B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LBU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LH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LHU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LUI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W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OR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RI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L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LLI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LT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LTI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LTI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TU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RA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RAI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RL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RLI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UB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OR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XORI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 table:number-rows-repeated="1048534">
          <table:table-cell table:number-columns-repeated="4"/>
        </table:table-row>
        <table:table-row table:style-name="ro2">
          <table:table-cell table:number-columns-repeated="4"/>
        </table:table-row>
        <calcext:conditional-formats>
          <calcext:conditional-format calcext:target-range-address="Sheet1.D15:Sheet1.D1048576 Sheet1.B1:Sheet1.D13 Sheet1.B15:Sheet1.C1048576 Sheet1.C14:Sheet1.D14">
            <calcext:condition calcext:apply-style-name="Good" calcext:value="=&quot;Y&quot;" calcext:base-cell-address="Sheet1.B1"/>
          </calcext:conditional-format>
        </calcext:conditional-formats>
      </table:table>
      <table:named-expressions/>
      <table:database-ranges>
        <table:database-range table:name="Instruction_Feature" table:target-range-address="Sheet1.A1:Sheet1.A1048576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/00/0000</text:date>, <text:time style:data-style-name="N2" text:time-value="18:52:12.1624952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1:06:44.730280843</meta:creation-date>
    <dc:date>2023-09-18T20:46:45.452148620</dc:date>
    <meta:editing-duration>PT7H28M18S</meta:editing-duration>
    <meta:editing-cycles>4</meta:editing-cycles>
    <meta:generator>LibreOffice/7.6.1.2$Linux_X86_64 LibreOffice_project/60$Build-2</meta:generator>
    <meta:document-statistic meta:table-count="1" meta:cell-count="104" meta:object-count="0"/>
  </office:meta>
</office:document-meta>
</file>